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7.842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8.46cm"/>
    </style:style>
    <style:style style:name="co5" style:family="table-column">
      <style:table-column-properties fo:break-before="auto" style:column-width="6.523cm"/>
    </style:style>
    <style:style style:name="co6" style:family="table-column">
      <style:table-column-properties fo:break-before="auto" style:column-width="7.715cm"/>
    </style:style>
    <style:style style:name="co7" style:family="table-column">
      <style:table-column-properties fo:break-before="auto" style:column-width="5.128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6.165cm"/>
    </style:style>
    <style:style style:name="co10" style:family="table-column">
      <style:table-column-properties fo:break-before="auto" style:column-width="5.073cm"/>
    </style:style>
    <style:style style:name="co11" style:family="table-column">
      <style:table-column-properties fo:break-before="auto" style:column-width="6.745cm"/>
    </style:style>
    <style:style style:name="co12" style:family="table-column">
      <style:table-column-properties fo:break-before="auto" style:column-width="9.62cm"/>
    </style:style>
    <style:style style:name="co13" style:family="table-column">
      <style:table-column-properties fo:break-before="auto" style:column-width="6.78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SENZA NOME DEL PROGETT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5"/>
          <table:table-cell office:value-type="string" calcext:value-type="string">
            <text:p>[sched_op] Deferring communication for 02:54:5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/>
          <table:table-cell office:value-type="string" calcext:value-type="string">
            <text:p>Sending scheduler request: To report completed tasks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ending scheduler request: Requested by project.</text:p>
          </table:table-cell>
          <table:table-cell/>
          <table:table-cell office:value-type="string" calcext:value-type="string">
            <text:p>Not requesting tasks: non CPU intensive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failed: Error 403</text:p>
          </table:table-cell>
          <table:table-cell table:number-columns-repeated="5"/>
          <table:table-cell office:value-type="string" calcext:value-type="string">
            <text:p>[sched_op] Deferring communication for 00:01:02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 tasks sent</text:p>
          </table:table-cell>
          <table:table-cell office:value-type="string" calcext:value-type="string">
            <text:p>Tasks won't finish in time: BOINC runs 58.4% of the time; computation is enabled 100.0% of that</text:p>
          </table:table-cell>
          <table:table-cell table:number-columns-repeated="2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 and ATI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/>
          <table:table-cell office:value-type="string" calcext:value-type="string">
            <text:p>Not sending work - last request too recent: 61 sec</text:p>
          </table:table-cell>
          <table:table-cell table:number-columns-repeated="3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To fetch work.</text:p>
          </table:table-cell>
          <table:table-cell office:value-type="string" calcext:value-type="string">
            <text:p>Reporting 1 completed tasks</text:p>
          </table:table-cell>
          <table:table-cell office:value-type="string" calcext:value-type="string">
            <text:p>Requesting new tasks for ATI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table:number-columns-repeated="5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5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too many runnable tasks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5"/>
          <table:table-cell office:value-type="string" calcext:value-type="string">
            <text:p>[sched_op] Deferring communication for 00:01:50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605</text:p>
          </table:table-cell>
          <table:table-cell office:value-type="string" calcext:value-type="string">
            <text:p>No work sent</text:p>
          </table:table-cell>
          <table:table-cell table:style-name="ce2" office:value-type="string" calcext:value-type="string">
            <text:p>(reached daily quota of 32 results)</text:p>
          </table:table-cell>
          <table:table-cell table:style-name="ce2" table:number-columns-repeated="2"/>
          <table:table-cell office:value-type="string" calcext:value-type="string">
            <text:p>[sched_op] Deferring communication for 07:53:1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/>
          <table:table-cell office:value-type="string" calcext:value-type="string">
            <text:p>Scheduler request failed: Timeout was reached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 office:value-type="string" calcext:value-type="string">
            <text:p>Reporting 70 completed tasks</text:p>
          </table:table-cell>
          <table:table-cell office:value-type="string" calcext:value-type="string">
            <text:p>Not requesting tasks: too many uploads in progress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605</text:p>
          </table:table-cell>
          <table:table-cell table:number-columns-repeated="4"/>
          <table:table-cell office:value-type="string" calcext:value-type="string">
            <text:p>[sched_op] Deferring communication for 00:04:02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No tasks are available for The Clean Energy Project - Phase 2</text:p>
          </table:table-cell>
          <table:table-cell table:number-columns-repeated="2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To fetch work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3</text:p>
          </table:table-cell>
          <table:table-cell office:value-type="string" calcext:value-type="string">
            <text:p>No tasks sent</text:p>
          </table:table-cell>
          <table:table-cell office:value-type="string" calcext:value-type="string">
            <text:p>This computer has reached a limit on tasks in progress</text:p>
          </table:table-cell>
          <table:table-cell office:value-type="string" calcext:value-type="string">
            <text:p>Project has no tasks available</text:p>
          </table:table-cell>
          <table:table-cell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701</text:p>
          </table:table-cell>
          <table:table-cell table:number-columns-repeated="4"/>
          <table:table-cell office:value-type="string" calcext:value-type="string">
            <text:p>[sched_op] Deferring communication for 00:02:01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/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Requesting new tasks for CPU</text:p>
          </table:table-cell>
          <table:table-cell/>
          <table:table-cell office:value-type="string" calcext:value-type="string">
            <text:p>Scheduler request completed: got 0 new tasks</text:p>
          </table:table-cell>
          <table:table-cell office:value-type="string" calcext:value-type="string">
            <text:p>[sched_op] Server version 701</text:p>
          </table:table-cell>
          <table:table-cell table:number-columns-repeated="2"/>
          <table:table-cell office:value-type="string" calcext:value-type="string">
            <text:p>Project has no tasks available</text:p>
          </table:table-cell>
          <table:table-cell/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2">
          <table:table-cell table:number-columns-repeated="8"/>
          <table:table-cell table:style-name="ce2" office:value-type="string" calcext:value-type="string">
            <text:p>This computer has finished a daily quota of %d task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a xlink:href="mailto:OProject@Home" xlink:type="simple">OProject@Home</text:a>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"no new tasks" requested via Manager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Server error: feeder not running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Project requested delay of 3600 seconds</text:p>
          </table:table-cell>
          <table:table-cell office:value-type="string" calcext:value-type="string">
            <text:p>[sched_op] Deferring communication for 01:00:00</text:p>
          </table:table-cell>
          <table:table-cell office:value-type="string" calcext:value-type="string">
            <text:p>[sched_op] Reason: project is down</text:p>
          </table:table-cell>
        </table:table-row>
        <table:table-row table:style-name="ro2">
          <table:table-cell office:value-type="string" calcext:value-type="string">
            <text:p><text:a xlink:href="mailto:POEM@TEST" xlink:type="simple">POEM@TEST</text:a></text:p>
          </table:table-cell>
          <table:table-cell office:value-type="string" calcext:value-type="string">
            <text:p>Fetching scheduler list</text:p>
          </table:table-cell>
          <table:table-cell table:number-columns-repeated="2"/>
          <table:table-cell office:value-type="string" calcext:value-type="string">
            <text:p>Project communication failed: attempting access to reference site</text:p>
          </table:table-cell>
          <table:table-cell/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[sched_op] Deferring communication for 1 days 00:00:00</text:p>
          </table:table-cell>
          <table:table-cell office:value-type="string" calcext:value-type="string">
            <text:p>[sched_op] Reason: 35 consecutive failures fetching scheduler list</text:p>
          </table:table-cell>
        </table:table-row>
        <table:table-row table:style-name="ro2">
          <table:table-cell office:value-type="string" calcext:value-type="string">
            <text:p><text:a xlink:href="mailto:SimOne@home" xlink:type="simple">SimOne@home</text:a>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suspended via Manager</text:p>
          </table:table-cell>
          <table:table-cell office:value-type="string" calcext:value-type="string">
            <text:p>Project communication failed: attempting access to reference site</text:p>
          </table:table-cell>
          <table:table-cell office:value-type="string" calcext:value-type="string">
            <text:p>Scheduler request failed: Couldn't connect to server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[sched_op] Deferring communication for 00:01:10</text:p>
          </table:table-cell>
          <table:table-cell office:value-type="string" calcext:value-type="string">
            <text:p>[sched_op] Reason: Scheduler request failed</text:p>
          </table:table-cell>
        </table:table-row>
        <table:table-row table:style-name="ro2">
          <table:table-cell office:value-type="string" calcext:value-type="string">
            <text:p>pogs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table:style-name="ce1" office:value-type="string" calcext:value-type="string">
            <text:p>Not reporting or requesting tasks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703</text:p>
          </table:table-cell>
          <table:table-cell table:number-columns-repeated="3"/>
          <table:table-cell office:value-type="string" calcext:value-type="string">
            <text:p>Project requested delay of 7 seconds</text:p>
          </table:table-cell>
          <table:table-cell office:value-type="string" calcext:value-type="string">
            <text:p>[sched_op] Deferring communication for 7 sec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3">
          <table:table-cell office:value-type="string" calcext:value-type="string">
            <text:p>climateprediction.net</text:p>
          </table:table-cell>
          <table:table-cell office:value-type="string" calcext:value-type="string">
            <text:p>Sending scheduler request: To send trickle-up message.</text:p>
          </table:table-cell>
          <table:table-cell/>
          <table:table-cell office:value-type="string" calcext:value-type="string">
            <text:p>Not requesting tasks: "no new tasks" requested via Manager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<text:a xlink:href="mailto:Einstein@Home" xlink:type="simple">Einstein@Home</text:a>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 (CPU: blocked by project preferences; AMD/ATI GPU: job cache full)</text:p>
          </table:table-cell>
          <table:table-cell/>
          <table:table-cell office:value-type="string" calcext:value-type="string">
            <text:p>Scheduler request completed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gs</text:p>
          </table:table-cell>
          <table:table-cell office:value-type="string" calcext:value-type="string">
            <text:p>Sending scheduler request: Requested by user.</text:p>
          </table:table-cell>
          <table:table-cell/>
          <table:table-cell office:value-type="string" calcext:value-type="string">
            <text:p>Not requesting tasks: don't need (job cache full)</text:p>
          </table:table-cell>
          <table:table-cell/>
          <table:table-cell office:value-type="string" calcext:value-type="string">
            <text:p>Scheduler request completed</text:p>
          </table:table-cell>
          <table:table-cell office:value-type="string" calcext:value-type="string">
            <text:p>[sched_op] Server version 705</text:p>
          </table:table-cell>
          <table:table-cell table:number-columns-repeated="3"/>
          <table:table-cell office:value-type="string" calcext:value-type="string">
            <text:p>Project requested delay of 7 seconds</text:p>
          </table:table-cell>
          <table:table-cell office:value-type="string" calcext:value-type="string">
            <text:p>[sched_op] Deferring communication for 00:00:07</text:p>
          </table:table-cell>
          <table:table-cell office:value-type="string" calcext:value-type="string">
            <text:p>[sched_op] Reason: requested by project</text:p>
          </table:table-cell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2">
          <table:table-cell table:number-columns-repeated="3"/>
          <table:table-cell table:style-name="ce1" office:value-type="string" calcext:value-type="string">
            <text:p>senza fetch_on_update impostato (7,0,54)</text:p>
          </table:table-cell>
          <table:table-cell table:number-columns-repeated="4"/>
          <table:table-cell table:style-name="ce2" office:value-type="string" calcext:value-type="string">
            <text:p>non aumenta aumentando ncpus, attendere il giorno seguente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MESSAGGI POSSIBILI PER “Not requesting tasks”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on CPU intensive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uspended via Manager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aster URL fetch pending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cheduler RPC backoff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"no new tasks" requested via Manager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ome download is stalled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some task is suspended via Manager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oo many uploads in progress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project is not highest priority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oo many runnable tasks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don't need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don't need (CPU: blocked by project preferences; AMD/ATI GPU: job cache full)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Not requesting tasks: don't need (job cache full)</text:p>
          </table:table-cell>
          <table:table-cell table:number-columns-repeated="9"/>
        </table:table-row>
        <table:table-row table:style-name="ro1" table:number-rows-repeated="104851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00/00/0000</text:date>, <text:time style:data-style-name="N2" text:time-value="01:24:32.72962124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 </meta:initial-creator>
    <meta:creation-date>2014-04-01T20:58:47.379095546</meta:creation-date>
    <dc:date>2015-06-13T01:29:39.270692718</dc:date>
    <meta:editing-duration>PT12H26M18S</meta:editing-duration>
    <meta:editing-cycles>42</meta:editing-cycles>
    <meta:generator>LibreOffice/4.3.3.2$Linux_X86_64 LibreOffice_project/430m0$Build-2</meta:generator>
    <dc:creator>lo </dc:creator>
    <meta:document-statistic meta:table-count="1" meta:cell-count="171" meta:object-count="0"/>
  </office:meta>
</office:document-meta>
</file>